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1" table:number-rows-repeated="10482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30:25.711339350</dc:date>
    <meta:generator>LibreOffice/4.4.3.2$Linux_X86_64 LibreOffice_project/40m0$Build-2</meta:generator>
    <meta:editing-duration>P6DT7H15M34S</meta:editing-duration>
    <meta:editing-cycles>320</meta:editing-cycles>
    <meta:print-date>2015-07-19T22:40:07.363177707</meta:print-date>
    <meta:document-statistic meta:table-count="5" meta:cell-count="2964" meta:object-count="0"/>
  </office:meta>
</office:document-meta>
</file>